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6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-0.026cm" fo:line-height="150%" fo:text-align="justify" style:justify-single-word="false" fo:text-indent="0cm" style:auto-text-indent="false"/>
      <style:text-properties style:font-name="Times New Roman" fo:font-size="14pt" officeooo:paragraph-rsid="001ea8fa" style:font-size-asian="14pt" style:font-size-complex="14pt"/>
    </style:style>
    <style:style style:name="P3" style:family="paragraph" style:parent-style-name="Standard" style:list-style-name="WW8Num1">
      <style:paragraph-properties fo:margin-left="0cm" fo:margin-right="-0.026cm" fo:line-height="150%" fo:text-align="justify" style:justify-single-word="false" fo:text-indent="0cm" style:auto-text-indent="false"/>
      <style:text-properties style:font-name="Times New Roman" fo:font-size="14pt" officeooo:paragraph-rsid="00203885" style:font-size-asian="14pt" style:font-size-complex="14pt"/>
    </style:style>
    <style:style style:name="P4" style:family="paragraph" style:parent-style-name="Standard">
      <style:paragraph-properties fo:margin-left="0cm" fo:margin-right="-0.026cm" fo:line-height="150%" fo:text-align="center" style:justify-single-word="false" fo:text-indent="0cm" style:auto-text-indent="false"/>
      <style:text-properties style:font-name="Times New Roman" fo:font-size="14pt" officeooo:rsid="001ea8fa" officeooo:paragraph-rsid="001ea8fa" style:font-size-asian="14pt" style:font-size-complex="14pt"/>
    </style:style>
    <style:style style:name="P5" style:family="paragraph" style:parent-style-name="Standard">
      <style:paragraph-properties fo:margin-left="0cm" fo:margin-right="-0.026cm" fo:line-height="150%" fo:text-align="justify" style:justify-single-word="false" fo:text-indent="0cm" style:auto-text-indent="false"/>
      <style:text-properties style:font-name="Times New Roman" fo:font-size="14pt" officeooo:rsid="0005e909" officeooo:paragraph-rsid="001ea8fa" style:font-size-asian="14pt" style:font-size-complex="14pt"/>
    </style:style>
    <style:style style:name="P6" style:family="paragraph" style:parent-style-name="Standard">
      <style:paragraph-properties fo:margin-left="0cm" fo:margin-right="-0.026cm" fo:line-height="150%" fo:text-align="center" style:justify-single-word="false" fo:text-indent="0cm" style:auto-text-indent="false"/>
      <style:text-properties style:font-name="Times New Roman" fo:font-size="14pt" fo:language="uk" fo:country="UA" officeooo:rsid="001ea8fa" officeooo:paragraph-rsid="001ea8fa" style:font-size-asian="14pt" style:font-size-complex="14pt"/>
    </style:style>
    <style:style style:name="P7" style:family="paragraph" style:parent-style-name="Standard">
      <style:paragraph-properties fo:margin-left="0cm" fo:margin-right="-0.026cm" fo:line-height="150%" fo:text-align="justify" style:justify-single-word="false" fo:text-indent="0cm" style:auto-text-indent="false"/>
      <style:text-properties style:font-name="Times New Roman" fo:font-size="14pt" fo:language="uk" fo:country="UA" officeooo:rsid="001ea8fa" officeooo:paragraph-rsid="001ea8fa" style:font-size-asian="14pt" style:font-size-complex="14pt"/>
    </style:style>
    <style:style style:name="P8" style:family="paragraph" style:parent-style-name="Standard">
      <style:paragraph-properties fo:margin-left="0cm" fo:margin-right="-0.026cm" fo:line-height="150%" fo:text-align="center" style:justify-single-word="false" fo:text-indent="0cm" style:auto-text-indent="false"/>
      <style:text-properties fo:color="#000000" style:font-name="Times New Roman" fo:font-size="14pt" fo:font-weight="bold" officeooo:paragraph-rsid="00203885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9" style:family="paragraph" style:parent-style-name="Standard" style:list-style-name="WW8Num1">
      <style:paragraph-properties fo:margin-left="0cm" fo:margin-right="-0.026cm" fo:line-height="150%" fo:text-align="justify" style:justify-single-word="false" fo:text-indent="0cm" style:auto-text-indent="false"/>
      <style:text-properties fo:color="#000000" style:font-name="Times New Roman" fo:font-size="14pt" officeooo:paragraph-rsid="00203885" style:font-size-asian="14pt" style:font-name-complex="Times New Roman" style:font-size-complex="14pt"/>
    </style:style>
    <style:style style:name="P10" style:family="paragraph" style:parent-style-name="Standard" style:list-style-name="WW8Num1">
      <style:paragraph-properties fo:margin-left="0cm" fo:margin-right="-0.026cm" fo:line-height="150%" fo:text-align="justify" style:justify-single-word="false" fo:text-indent="0cm" style:auto-text-indent="false"/>
      <style:text-properties fo:color="#000000" style:font-name="Times New Roman" fo:font-size="14pt" fo:language="uk" fo:country="UA" officeooo:rsid="001ea8fa" officeooo:paragraph-rsid="00203885" style:font-size-asian="14pt" style:font-name-complex="Times New Roman" style:font-size-complex="14pt"/>
    </style:style>
    <style:style style:name="T1" style:family="text">
      <style:text-properties fo:language="uk" fo:country="UA" officeooo:rsid="000f98a7"/>
    </style:style>
    <style:style style:name="T2" style:family="text">
      <style:text-properties fo:language="uk" fo:country="UA" officeooo:rsid="00219e86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language="ru" fo:country="RU" style:font-size-asian="12pt" style:font-name-complex="Times New Roman" style:font-size-complex="12pt"/>
    </style:style>
    <style:style style:name="T5" style:family="text">
      <style:text-properties fo:color="#000000" style:font-name="Times New Roman" style:font-name-complex="Times New Roman"/>
    </style:style>
    <style:style style:name="T6" style:family="text">
      <style:text-properties fo:color="#000000" style:font-name="Times New Roman" fo:language="ru" fo:country="RU" style:font-name-complex="Times New Roman"/>
    </style:style>
    <style:style style:name="T7" style:family="text">
      <style:text-properties fo:color="#000000" style:font-name="Times New Roman" fo:language="ru" fo:country="RU" officeooo:rsid="0023135a" style:font-name-complex="Times New Roman"/>
    </style:style>
    <style:style style:name="T8" style:family="text">
      <style:text-properties fo:color="#000000" style:font-name-complex="Times New Roman"/>
    </style:style>
    <style:style style:name="T9" style:family="text">
      <style:text-properties fo:color="#000000" fo:language="ru" fo:country="RU" style:font-name-complex="Times New Roman"/>
    </style:style>
    <style:style style:name="T10" style:family="text">
      <style:text-properties fo:color="#000000" fo:language="ru" fo:country="RU" officeooo:rsid="0023135a" style:font-name-complex="Times New Roman"/>
    </style:style>
    <style:style style:name="T11" style:family="text">
      <style:text-properties officeooo:rsid="00203885"/>
    </style:style>
    <style:style style:name="T12" style:family="text">
      <style:text-properties officeooo:rsid="00219e86"/>
    </style:style>
    <style:style style:name="T13" style:family="text">
      <style:text-properties officeooo:rsid="0023135a"/>
    </style:style>
    <style:style style:name="T14" style:family="text">
      <style:text-properties officeooo:rsid="00246075"/>
    </style:style>
    <style:style style:name="T15" style:family="text">
      <style:text-properties officeooo:rsid="00246a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ЦІНКА ТОЧНОСТІ І ОБЧИСЛЮВАЛЬНОЇ СКЛАДНОСТІ НАБЛИЖЕНОГО ГЛОБАЛЬНОГО РОЗВ’ЯЗУВАННЯ НЕЛІНІЙНИХ ФУНКЦІОНАЛЬНИХ РІВНЯНЬ</text:p>
      <text:p text:style-name="P4">Гуснай Ю.В.</text:p>
      <text:p text:style-name="P6">Студент 5-го курсу спеціальності 8.04030101 «Прикладна математика»</text:p>
      <text:p text:style-name="P6"/>
      <text:p text:style-name="P2"><text:tab/>Проблема <text:s/>глобального розв’язування нелінійних функціональних рівнянь є дуже важливою і в той же час дуже складною і недостатньо розробленою. Нелінійні функціональні рівняння як математичні моделі можуть відображати різні природні явища і процеси, наприклад, задачі фізики, біології, хімії, економіки і <text:s/>т.п. Розв’язки таких задач характеризують стан розглядуваного об’єкта або процесу. НФР в залежності від елементів, <text:s/>що їх породжують, можуть мати один розв’язок, скінченне число розв’язків, нескінченну множину таких розв’язків або не мати їх взагалі. Тому розрізнення цих випадків, як і знаходження самих розв’язків, набуває важливого значення<text:span text:style-name="T11">[3]</text:span>.</text:p>
      <text:p text:style-name="P2"><text:tab/>Оскільки, як правило, НФР, які описують реальні процеси, мають складну структуру, то безпосереднє застосування до їх глобального розв’язування відомих методів є проблематичним як з точки зору їх функціональної реалізації, так і з точки зору обчислення необхідних елементів рівнянь, що входять в теореми існування та оцінки похибок. У зв’язку з цим для розв’язування таких рівнянь застосовуються елементи загальної теорії наближених методів<text:span text:style-name="T12">[4]</text:span>. Ця теорія передбачає побудову для вихідного рівняння послідовності наближених рівнянь, доведення відповідних теорем про зв’язок таких рівнянь і збіжності методу переходу від вихідного рівняння до послідовності наближених рівнянь. Це є достатньою умовою для практичного розв’язування (за допустимих фіксованих значеннях параметра апроксимації) наближених рівнянь та проведення апостеріорного аналізу отриманих наближених розв’язків вихідного рівняння<text:span text:style-name="T12">[1]</text:span>.</text:p>
      <text:p text:style-name="P5"><text:span text:style-name="T1"><text:tab/>У даній роботі елементи теорії наближених методів реалізуються на нелінійних рівняннях з одним невідомим, системах нелінійних скалярних </text:span><text:soft-page-break/><text:span text:style-name="T1">рівнянь та нелінійних інтегральних рівнянь типу Урисона і Гаммерштейна. Оскільки наближене розв’язування рівнянь пов’язане з апроксимацією і реалізацією чисельного методу на обчислювальній машині, що викликає появу різного роду похибок, то в роботі розглянуто елементи теорії похибок та їх оцінки, які супроводжують процес обчислення</text:span><text:span text:style-name="T2">[2]</text:span><text:span text:style-name="T1">. Важливе значення при цьому набуває апріорна інформація про задачі та числові методи або обчислювальні алгоритми, а також оцінки їх характеристик.</text:span></text:p>
      <text:p text:style-name="P7"/>
      <text:p text:style-name="P8"><text:span text:style-name="T11">Література</text:span></text:p>
      <text:list xml:id="list7456110322009495069" text:style-name="WW8Num1">
        <text:list-item>
          <text:p text:style-name="P9">Бабич М. Д., Бабич В. М. Про чисельне розв’язування нелінійних функціональних рівнянь з багатьма розв’язками – Київ, 2002. – <text:span text:style-name="T15">1</text:span>с.</text:p>
        </text:list-item>
        <text:list-item>
          <text:p text:style-name="P3"><text:span text:style-name="T8">Калиткин Н. Н. </text:span><text:span text:style-name="T9">Численные методы – М.:Наука, 1978. – </text:span><text:span text:style-name="T10">3</text:span><text:span text:style-name="T9">12с.</text:span></text:p>
        </text:list-item>
        <text:list-item>
          <text:p text:style-name="P9">Красносельский М. А., Вайникко Г. М., Забрейко П. П., Рутицкий Я. Б., Стеценко В. Я. <text:s/>Приближенное решение операторных уравнений – М.:Наука, 1969. – <text:span text:style-name="T13">2</text:span>17с.</text:p>
        </text:list-item>
        <text:list-item>
          <text:p text:style-name="P10">Красносельский М.А. Положительные решения операторных уравнений. Главы нелинейного анализа – М.:ГИФМЛ, 1962. – 94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y Husnay</meta:initial-creator>
    <meta:creation-date>2013-04-13T11:59:51</meta:creation-date>
    <meta:generator>LibreOffice/4.0.1.2$Linux_X86_64 LibreOffice_project/84102822e3d61eb989ddd325abf1ac077904985</meta:generator>
    <dc:date>2013-04-14T18:33:04</dc:date>
    <dc:creator>Yuriy Husnay</dc:creator>
    <meta:editing-duration>PT5M40S</meta:editing-duration>
    <meta:editing-cycles>7</meta:editing-cycles>
    <meta:document-statistic meta:table-count="0" meta:image-count="0" meta:object-count="0" meta:page-count="2" meta:paragraph-count="11" meta:word-count="362" meta:character-count="2834" meta:non-whitespace-character-count="2472"/>
  </office:meta>
</office:document-meta>
</file>